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1" svg:font-family="OpenSymbol" style:font-adornments="Normal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ARial" svg:font-family="ARial" style:font-family-generic="swiss"/>
    <style:font-face style:name="Arial2" svg:font-family="Arial" style:font-adornments="Normal" style:font-family-generic="swiss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795cm" style:type="center"/>
          <style:tab-stop style:position="18.29cm" style:type="right"/>
        </style:tab-stops>
      </style:paragraph-properties>
      <style:text-properties fo:font-size="10pt" style:font-size-asian="10pt" style:font-size-complex="10pt"/>
    </style:style>
    <style:style style:name="P2" style:family="paragraph" style:parent-style-name="Footer">
      <style:paragraph-properties>
        <style:tab-stops>
          <style:tab-stop style:position="8.795cm" style:type="center"/>
          <style:tab-stop style:position="18.323cm" style:type="right"/>
        </style:tab-stops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6pt" style:text-underline-style="none" fo:font-weight="normal" style:font-size-asian="5.25pt" style:font-weight-asian="normal" style:font-size-complex="6pt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9.966cm"/>
          <style:tab-stop style:position="17.533cm"/>
        </style:tab-stops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8pt" style:text-underline-style="none" fo:font-weight="normal" style:font-size-asian="7pt" style:font-weight-asian="normal" style:font-size-complex="8pt" style:font-weight-complex="normal"/>
    </style:style>
    <style:style style:name="P10" style:family="paragraph" style:parent-style-name="Standard">
      <style:paragraph-properties fo:text-align="start" style:justify-single-word="false" style:snap-to-layout-grid="false">
        <style:tab-stops>
          <style:tab-stop style:position="17.727cm"/>
        </style:tab-stops>
      </style:paragraph-properties>
      <style:text-properties style:font-name="Arial" fo:font-size="12pt" style:text-underline-style="solid" style:text-underline-width="auto" style:text-underline-color="font-color" fo:font-weight="normal" style:font-name-asian="OpenSymbol1" style:font-size-asian="12pt" style:font-weight-asian="normal" style:font-name-complex="Arial" style:font-size-complex="12pt" style:font-weight-complex="normal"/>
    </style:style>
    <style:style style:name="P11" style:family="paragraph" style:parent-style-name="Standard">
      <style:paragraph-properties style:snap-to-layout-grid="false">
        <style:tab-stops>
          <style:tab-stop style:position="4.039cm"/>
          <style:tab-stop style:position="5.521cm"/>
          <style:tab-stop style:position="6.526cm"/>
          <style:tab-stop style:position="7.761cm"/>
          <style:tab-stop style:position="8.026cm"/>
          <style:tab-stop style:position="8.255cm"/>
          <style:tab-stop style:position="13.335cm"/>
          <style:tab-stop style:position="17.727cm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12" style:family="paragraph" style:parent-style-name="Standard">
      <style:paragraph-properties fo:text-align="start" style:justify-single-word="false" style:snap-to-layout-grid="false">
        <style:tab-stops>
          <style:tab-stop style:position="4.039cm"/>
          <style:tab-stop style:position="5.521cm"/>
          <style:tab-stop style:position="6.526cm"/>
          <style:tab-stop style:position="7.761cm"/>
          <style:tab-stop style:position="8.026cm"/>
          <style:tab-stop style:position="8.255cm"/>
          <style:tab-stop style:position="13.335cm"/>
          <style:tab-stop style:position="17.727cm"/>
        </style:tab-stops>
      </style:paragraph-properties>
      <style:text-properties style:font-name="Arial" fo:font-size="12pt" style:text-underline-style="none" fo:font-weight="normal" style:font-name-asian="OpenSymbol1" style:font-size-asian="10.5pt" style:font-weight-asian="normal" style:font-name-complex="Ari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style:font-name-asian="OpenSymbol1" style:font-size-asian="12pt" style:font-weight-asian="normal" style:font-name-complex="Arial" style:font-size-complex="12pt" style:font-weight-complex="normal"/>
    </style:style>
    <style:style style:name="P14" style:family="paragraph" style:parent-style-name="Standard">
      <style:paragraph-properties fo:text-align="start" style:justify-single-word="false" style:snap-to-layout-grid="false">
        <style:tab-stops>
          <style:tab-stop style:position="17.727cm"/>
        </style:tab-stops>
      </style:paragraph-properties>
      <style:text-properties style:font-name="Arial" fo:font-size="12pt" style:text-underline-style="none" fo:font-weight="normal" style:font-name-asian="OpenSymbol1" style:font-size-asian="12pt" style:font-weight-asian="normal" style:font-name-complex="Arial" style:font-size-complex="12pt" style:font-weight-complex="normal"/>
    </style:style>
    <style:style style:name="P15" style:family="paragraph" style:parent-style-name="Standard">
      <style:paragraph-properties style:snap-to-layout-grid="false">
        <style:tab-stops>
          <style:tab-stop style:position="5.327cm"/>
        </style:tab-stops>
      </style:paragraph-properties>
      <style:text-properties style:font-name="Arial" fo:font-size="6pt" style:font-size-asian="5.25pt" style:font-name-complex="Arial" style:font-size-complex="6pt"/>
    </style:style>
    <style:style style:name="P16" style:family="paragraph" style:parent-style-name="Standard">
      <style:paragraph-properties style:snap-to-layout-grid="false">
        <style:tab-stops>
          <style:tab-stop style:position="4.039cm"/>
          <style:tab-stop style:position="5.521cm"/>
          <style:tab-stop style:position="6.526cm"/>
          <style:tab-stop style:position="7.761cm"/>
          <style:tab-stop style:position="8.026cm"/>
          <style:tab-stop style:position="8.255cm"/>
          <style:tab-stop style:position="13.335cm"/>
          <style:tab-stop style:position="17.727cm"/>
        </style:tab-stops>
      </style:paragraph-properties>
      <style:text-properties style:font-name="Arial" fo:font-size="6pt" style:font-size-asian="5.25pt" style:font-name-complex="Arial" style:font-size-complex="6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style:font-size-asian="14pt" style:font-weight-asian="bold" style:font-name-complex="Arial" style:font-size-complex="14pt" style:font-weight-complex="normal"/>
    </style:style>
    <style:style style:name="P18" style:family="paragraph" style:parent-style-name="Standard">
      <style:paragraph-properties fo:text-align="start" style:justify-single-word="false" fo:padding="0cm" fo:border-left="none" fo:border-right="none" fo:border-top="none" fo:border-bottom="0.035cm solid #000000" style:shadow="none"/>
      <style:text-properties fo:font-size="6pt" style:text-underline-style="none" fo:font-weight="normal" style:font-size-asian="5.25pt" style:font-weight-asian="normal" style:font-size-complex="6pt" style:font-weight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3.757cm"/>
          <style:tab-stop style:position="10.049cm"/>
          <style:tab-stop style:position="12.949cm"/>
          <style:tab-stop style:position="17.498cm"/>
        </style:tab-stops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 style:snap-to-layout-grid="false">
        <style:tab-stops>
          <style:tab-stop style:position="17.727cm"/>
        </style:tab-stops>
      </style:paragraph-properties>
      <style:text-properties style:font-name="Arial" fo:font-size="12pt" style:text-underline-style="solid" style:text-underline-width="auto" style:text-underline-color="font-color" fo:font-weight="normal" style:font-name-asian="OpenSymbol1" style:font-size-asian="12pt" style:font-weight-asian="normal" style:font-name-complex="Arial" style:font-size-complex="12pt" style:font-weight-complex="normal"/>
    </style:style>
    <style:style style:name="P22" style:family="paragraph" style:parent-style-name="Standard">
      <style:paragraph-properties fo:text-align="start" style:justify-single-word="false" style:snap-to-layout-grid="false">
        <style:tab-stops>
          <style:tab-stop style:position="4.039cm"/>
          <style:tab-stop style:position="5.521cm"/>
          <style:tab-stop style:position="6.526cm"/>
          <style:tab-stop style:position="7.761cm"/>
          <style:tab-stop style:position="8.026cm"/>
          <style:tab-stop style:position="8.255cm"/>
          <style:tab-stop style:position="13.335cm"/>
          <style:tab-stop style:position="17.727cm"/>
        </style:tab-stops>
      </style:paragraph-properties>
      <style:text-properties style:font-name="Arial" fo:font-size="12pt" style:text-underline-style="none" fo:font-weight="normal" style:font-name-asian="OpenSymbol1" style:font-size-asian="10.5pt" style:font-weight-asian="normal" style:font-name-complex="Arial" style:font-size-complex="12pt" style:font-weight-complex="normal"/>
    </style:style>
    <style:style style:name="P23" style:family="paragraph" style:parent-style-name="Standard">
      <style:paragraph-properties style:snap-to-layout-grid="false">
        <style:tab-stops>
          <style:tab-stop style:position="4.039cm"/>
          <style:tab-stop style:position="5.521cm"/>
          <style:tab-stop style:position="6.526cm"/>
          <style:tab-stop style:position="7.761cm"/>
          <style:tab-stop style:position="8.026cm"/>
          <style:tab-stop style:position="8.255cm"/>
          <style:tab-stop style:position="13.335cm"/>
          <style:tab-stop style:position="17.727cm"/>
        </style:tab-stops>
      </style:paragraph-properties>
      <style:text-properties style:font-name="Arial" fo:font-size="12pt" style:text-underline-style="none" fo:font-weight="normal" style:font-name-asian="OpenSymbol1" style:font-size-asian="10.5pt" style:font-weight-asian="normal" style:font-name-complex="Arial" style:font-size-complex="12pt" style:font-weight-complex="normal"/>
    </style:style>
    <style:style style:name="P24" style:family="paragraph" style:parent-style-name="Standard">
      <style:paragraph-properties fo:text-align="start" style:justify-single-word="false" style:snap-to-layout-grid="false">
        <style:tab-stops>
          <style:tab-stop style:position="17.727cm"/>
        </style:tab-stops>
      </style:paragraph-properties>
      <style:text-properties style:font-name="Arial" fo:font-size="12pt" style:text-underline-style="none" fo:font-weight="normal" style:font-name-asian="OpenSymbol1" style:font-size-asian="12pt" style:font-weight-asian="normal" style:font-name-complex="Arial" style:font-size-complex="12pt" style:font-weight-complex="normal"/>
    </style:style>
    <style:style style:name="P25" style:family="paragraph" style:parent-style-name="Standard">
      <style:paragraph-properties style:snap-to-layout-grid="false">
        <style:tab-stops>
          <style:tab-stop style:position="5.327cm"/>
        </style:tab-stops>
      </style:paragraph-properties>
      <style:text-properties style:font-name="Arial" fo:font-size="12pt" style:text-underline-style="none" fo:font-weight="normal" style:font-name-asian="OpenSymbol1" style:font-size-asian="12pt" style:font-weight-asian="normal" style:font-name-complex="Arial" style:font-size-complex="12pt" style:font-weight-complex="normal"/>
    </style:style>
    <style:style style:name="P26" style:family="paragraph" style:parent-style-name="Standard">
      <style:paragraph-properties style:snap-to-layout-grid="false">
        <style:tab-stops>
          <style:tab-stop style:position="4.039cm"/>
          <style:tab-stop style:position="5.521cm"/>
          <style:tab-stop style:position="6.526cm"/>
          <style:tab-stop style:position="7.761cm"/>
          <style:tab-stop style:position="8.026cm"/>
          <style:tab-stop style:position="8.255cm"/>
          <style:tab-stop style:position="11.972cm"/>
          <style:tab-stop style:position="17.727cm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27" style:family="paragraph" style:parent-style-name="Standard">
      <style:paragraph-properties style:snap-to-layout-grid="false">
        <style:tab-stops>
          <style:tab-stop style:position="4.039cm"/>
          <style:tab-stop style:position="5.521cm"/>
          <style:tab-stop style:position="6.526cm"/>
          <style:tab-stop style:position="7.761cm"/>
          <style:tab-stop style:position="8.026cm"/>
          <style:tab-stop style:position="8.255cm"/>
          <style:tab-stop style:position="13.335cm"/>
          <style:tab-stop style:position="17.727cm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28" style:family="paragraph" style:parent-style-name="Standard">
      <style:paragraph-properties style:snap-to-layout-grid="false">
        <style:tab-stops>
          <style:tab-stop style:position="4.039cm"/>
          <style:tab-stop style:position="5.521cm"/>
          <style:tab-stop style:position="6.526cm"/>
          <style:tab-stop style:position="8.477cm"/>
          <style:tab-stop style:position="8.983cm"/>
          <style:tab-stop style:position="13.335cm"/>
          <style:tab-stop style:position="17.727cm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29" style:family="paragraph" style:parent-style-name="Standard">
      <style:paragraph-properties style:snap-to-layout-grid="false">
        <style:tab-stops>
          <style:tab-stop style:position="4.039cm"/>
          <style:tab-stop style:position="5.521cm"/>
          <style:tab-stop style:position="6.526cm"/>
          <style:tab-stop style:position="8.493cm"/>
          <style:tab-stop style:position="8.999cm"/>
          <style:tab-stop style:position="13.335cm"/>
          <style:tab-stop style:position="17.727cm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30" style:family="paragraph" style:parent-style-name="Standard">
      <style:paragraph-properties style:snap-to-layout-grid="false">
        <style:tab-stops>
          <style:tab-stop style:position="4.039cm"/>
          <style:tab-stop style:position="5.521cm"/>
          <style:tab-stop style:position="6.526cm"/>
          <style:tab-stop style:position="8.509cm"/>
          <style:tab-stop style:position="8.983cm"/>
          <style:tab-stop style:position="13.335cm"/>
          <style:tab-stop style:position="17.727cm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31" style:family="paragraph" style:parent-style-name="Standard">
      <style:paragraph-properties style:snap-to-layout-grid="false">
        <style:tab-stops>
          <style:tab-stop style:position="4.039cm"/>
          <style:tab-stop style:position="5.521cm"/>
          <style:tab-stop style:position="6.526cm"/>
          <style:tab-stop style:position="8.493cm"/>
          <style:tab-stop style:position="8.983cm"/>
          <style:tab-stop style:position="13.335cm"/>
          <style:tab-stop style:position="17.727cm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32" style:family="paragraph" style:parent-style-name="Standard">
      <style:paragraph-properties fo:text-align="start" style:justify-single-word="false" style:snap-to-layout-grid="false">
        <style:tab-stops>
          <style:tab-stop style:position="17.727cm"/>
        </style:tab-stops>
      </style:paragraph-properties>
      <style:text-properties style:font-name="Arial" fo:font-size="12pt" fo:font-style="normal" style:text-underline-style="none" fo:font-weight="normal" style:font-name-asian="OpenSymbol1" style:font-size-asian="10.5pt" style:font-style-asian="normal" style:font-weight-asian="normal" style:font-name-complex="OpenSymbol1" style:font-size-complex="12pt" style:font-style-complex="normal" style:font-weight-complex="bold"/>
    </style:style>
    <style:style style:name="P33" style:family="paragraph" style:parent-style-name="Standard">
      <style:paragraph-properties style:snap-to-layout-grid="false">
        <style:tab-stops>
          <style:tab-stop style:position="5.327cm"/>
        </style:tab-stops>
      </style:paragraph-properties>
      <style:text-properties style:font-name="Arial" fo:font-size="12pt" fo:font-style="normal" style:text-underline-style="none" fo:font-weight="normal" style:font-name-asian="OpenSymbol1" style:font-size-asian="10.5pt" style:font-style-asian="normal" style:font-weight-asian="normal" style:font-name-complex="OpenSymbol1" style:font-size-complex="12pt" style:font-style-complex="normal" style:font-weight-complex="bold"/>
    </style:style>
    <style:style style:name="P34" style:family="paragraph" style:parent-style-name="Standard">
      <style:paragraph-properties style:snap-to-layout-grid="false">
        <style:tab-stops>
          <style:tab-stop style:position="5.327cm"/>
        </style:tab-stops>
      </style:paragraph-properties>
      <style:text-properties style:font-name="Arial" fo:font-size="6pt" style:font-size-asian="5.25pt" style:font-name-complex="Arial" style:font-size-complex="6pt"/>
    </style:style>
    <style:style style:name="P35" style:family="paragraph" style:parent-style-name="Standard">
      <style:paragraph-properties style:snap-to-layout-grid="false">
        <style:tab-stops>
          <style:tab-stop style:position="4.039cm"/>
          <style:tab-stop style:position="5.521cm"/>
          <style:tab-stop style:position="6.526cm"/>
          <style:tab-stop style:position="7.761cm"/>
          <style:tab-stop style:position="8.026cm"/>
          <style:tab-stop style:position="8.255cm"/>
          <style:tab-stop style:position="13.335cm"/>
          <style:tab-stop style:position="17.727cm"/>
        </style:tab-stops>
      </style:paragraph-properties>
      <style:text-properties style:font-name="Arial" fo:font-size="6pt" style:font-size-asian="5.25pt" style:font-name-complex="Arial" style:font-size-complex="6pt"/>
    </style:style>
    <style:style style:name="P36" style:family="paragraph" style:parent-style-name="Body_20_Text_20_Indent_20_1">
      <style:paragraph-properties fo:margin-left="0cm" fo:margin-right="0cm" fo:text-align="start" style:justify-single-word="false" fo:text-indent="0cm" style:auto-text-indent="false" style:snap-to-layout-grid="false">
        <style:tab-stops>
          <style:tab-stop style:position="17.727cm"/>
        </style:tab-stops>
      </style:paragraph-properties>
      <style:text-properties style:font-name="Arial" fo:font-size="12pt" style:text-underline-style="solid" style:text-underline-width="auto" style:text-underline-color="font-color" fo:font-weight="normal" style:font-name-asian="OpenSymbol1" style:font-size-asian="12pt" style:font-weight-asian="normal" style:font-name-complex="Arial" style:font-size-complex="12pt" style:font-weight-complex="normal"/>
    </style:style>
    <style:style style:name="P37" style:family="paragraph">
      <style:paragraph-properties fo:text-align="start"/>
      <style:text-properties fo:color="#000080" style:text-line-through-style="none" style:font-name="Arial2" fo:font-size="12pt" fo:font-style="normal" style:text-underline-style="none"/>
    </style:style>
    <style:style style:name="P38" style:family="paragraph">
      <style:paragraph-properties fo:text-align="start"/>
      <style:text-properties style:text-line-through-style="none" style:font-name="Arial2" fo:font-size="12pt" fo:font-style="normal" style:text-underline-style="none"/>
    </style:style>
    <style:style style:name="P39" style:family="paragraph">
      <style:paragraph-properties fo:text-align="start"/>
      <style:text-properties style:text-line-through-style="none" fo:font-family="'Courier New'" style:font-style-name="Normal" style:font-family-generic="modern" fo:font-size="10pt" fo:font-style="normal"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OpenSymbol1" style:font-name-asian="OpenSymbol1" style:font-size-asian="12pt" style:font-name-complex="OpenSymbol1"/>
    </style:style>
    <style:style style:name="T3" style:family="text">
      <style:text-properties style:font-name="OpenSymbol1" fo:font-size="16pt" style:font-name-asian="OpenSymbol1" style:font-size-asian="16pt" style:font-name-complex="OpenSymbol1" style:font-size-complex="16pt"/>
    </style:style>
    <style:style style:name="T4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5" style:family="text"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T6" style:family="text">
      <style:text-properties style:font-name="Arial" fo:font-size="14pt" style:font-size-asian="14pt" style:font-name-complex="Arial" style:font-size-complex="14pt"/>
    </style:style>
    <style:style style:name="T7" style:family="text">
      <style:text-properties style:font-name="Arial" fo:font-weight="bold" style:font-name-asian="OpenSymbol1" style:font-size-asian="12pt" style:font-weight-asian="bold" style:font-name-complex="Arial" style:font-weight-complex="bold"/>
    </style:style>
    <style:style style:name="T8" style:family="text">
      <style:text-properties style:font-name="Arial" fo:font-weight="bold" style:font-name-asian="OpenSymbol1" style:font-size-asian="12pt" style:font-weight-asian="bold" style:font-name-complex="Courier New"/>
    </style:style>
    <style:style style:name="T9" style:family="text">
      <style:text-properties style:font-name="Arial" fo:font-weight="bold" style:font-size-asian="12pt" style:font-weight-asian="bold" style:font-name-complex="Courier New"/>
    </style:style>
    <style:style style:name="T10" style:family="text">
      <style:text-properties style:font-name="Arial" style:font-name-asian="OpenSymbol1" style:font-size-asian="12pt" style:font-name-complex="Arial"/>
    </style:style>
    <style:style style:name="T11" style:family="text">
      <style:text-properties style:font-name="Arial" style:font-name-asian="OpenSymbol1" style:font-name-complex="Arial"/>
    </style:style>
    <style:style style:name="T12" style:family="text">
      <style:text-properties style:font-name="Arial" style:font-size-asian="12pt"/>
    </style:style>
    <style:style style:name="T13" style:family="text">
      <style:text-properties style:font-name="Arial" fo:font-size="12pt" style:text-underline-style="none" fo:font-weight="normal" style:font-name-asian="OpenSymbol1" style:font-size-asian="12pt" style:font-weight-asian="normal" style:font-name-complex="Arial" style:font-size-complex="12pt" style:font-weight-complex="normal"/>
    </style:style>
    <style:style style:name="T14" style:family="text">
      <style:text-properties style:text-underline-style="none"/>
    </style:style>
    <style:style style:name="T15" style:family="text">
      <style:text-properties style:use-window-font-color="true" style:font-name="Arial" fo:font-size="14pt" style:font-name-asian="SimSun" style:font-size-asian="14pt" style:language-asian="zh" style:country-asian="CN" style:font-name-complex="Arial" style:font-size-complex="14pt"/>
    </style:style>
    <style:style style:name="T16" style:family="text">
      <style:text-properties style:use-window-font-color="true" style:font-name="Arial" fo:font-size="14pt" fo:font-weight="normal" style:font-name-asian="SimSun" style:font-size-asian="14pt" style:language-asian="zh" style:country-asian="CN" style:font-weight-asian="normal" style:font-name-complex="Arial" style:font-size-complex="14pt" style:font-weight-complex="normal"/>
    </style:style>
    <style:style style:name="T17" style:family="text">
      <style:text-properties fo:color="#000000"/>
    </style:style>
    <style:style style:name="T18" style:family="text">
      <style:text-properties fo:color="#000000" style:text-underline-style="none"/>
    </style:style>
    <style:style style:name="T19" style:family="text">
      <style:text-properties fo:color="#000000" style:font-name="ARial"/>
    </style:style>
    <style:style style:name="T20" style:family="text">
      <style:text-properties fo:color="#000000" style:font-name="ARial" style:font-name-complex="Arial"/>
    </style:style>
    <style:style style:name="T21" style:family="text">
      <style:text-properties fo:color="#000000" fo:font-size="10pt" style:font-size-asian="10pt" style:font-size-complex="10pt"/>
    </style:style>
    <style:style style:name="T22" style:family="text">
      <style:text-properties style:font-name="ARial"/>
    </style:style>
    <style:style style:name="gr1" style:family="graphic">
      <style:graphic-properties fo:border="none #ffffff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TextBox" form:control-implementation="ooo:com.sun.star.form.component.TextField" form:id="control1" form:tab-index="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2" form:tab-index="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3" form:tab-stop="false" form:tab-index="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4" form:tab-stop="false" form:tab-index="7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5" form:tab-index="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6" form:tab-index="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7" form:tab-stop="false" form:tab-index="7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8" form:tab-index="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9" form:tab-index="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10" form:tab-index="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11" form:tab-stop="false" form:tab-index="7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12" form:tab-index="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13" form:tab-stop="false" form:tab-index="7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14" form:tab-index="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15" form:tab-index="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16" form:tab-index="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17" form:tab-stop="false" form:tab-index="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18" form:tab-stop="false" form:tab-index="7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19" form:tab-index="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20" form:tab-index="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21" form:tab-index="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22" form:tab-index="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23" form:tab-stop="false" form:tab-index="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24" form:tab-stop="false" form:tab-index="7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25" form:tab-index="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26" form:tab-index="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27" form:tab-index="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28" form:tab-index="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29" form:tab-index="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30" form:tab-index="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31" form:tab-stop="false" form:tab-index="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32" form:tab-index="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33" form:tab-index="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34" form:tab-index="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35" form:tab-index="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36" form:tab-index="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37" form:tab-index="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38" form:tab-stop="false" form:tab-index="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39" form:tab-index="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40" form:tab-index="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41" form:tab-index="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42" form:tab-index="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43" form:tab-index="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44" form:tab-index="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45" form:tab-stop="false" form:tab-index="7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46" form:tab-index="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47" form:tab-stop="false" form:tab-index="7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48" form:tab-index="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49" form:tab-stop="false" form:tab-index="7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50" form:tab-index="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51" form:tab-stop="false" form:tab-index="7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52" form:tab-index="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53" form:tab-index="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54" form:tab-index="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Box" form:control-implementation="ooo:com.sun.star.form.component.TextField" form:id="control55" form:tab-index="7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</form:form>
      </office:forms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ab 8: <text:span text:style-name="T6">ARP and MAC tables</text:span></text:p>
      <text:p text:style-name="P17"/>
      <text:p text:style-name="P4"><text:span text:style-name="T4">Submit</text:span><text:span text:style-name="T6"> this completed form via </text:span><text:span text:style-name="T5">Blackboard</text:span><text:span text:style-name="T6"> </text:span><text:span text:style-name="T15">(ie. Lab 8 Assignment Dropbox)</text:span></text:p>
      <text:p text:style-name="P5"><text:span text:style-name="T15">RENAME</text:span><text:span text:style-name="T16"> this file as </text:span><text:span text:style-name="T15">Lab08_Surname1Surname2</text:span><text:span text:style-name="T16"> !!!</text:span></text:p>
      <text:p text:style-name="P8"><draw:control text:anchor-type="paragraph" draw:z-index="1" draw:style-name="gr1" draw:text-style-name="P38" svg:width="5.222cm" svg:height="0.6cm" svg:x="12.39cm" svg:y="0.293cm" draw:control="control2"/><draw:control text:anchor-type="paragraph" draw:z-index="0" draw:style-name="gr1" draw:text-style-name="P37" svg:width="8.169cm" svg:height="0.6cm" svg:x="1.91cm" svg:y="0.293cm" draw:control="control1"/></text:p>
      <text:p text:style-name="P7">Student1: <text:span text:style-name="T1"> <text:tab/> </text:span> <text:s/>Professor: <text:span text:style-name="T1"> <text:tab/> </text:span> </text:p>
      <text:p text:style-name="P9"><draw:control text:anchor-type="paragraph" draw:z-index="13" draw:style-name="gr1" draw:text-style-name="P37" svg:width="8.15cm" svg:height="0.6cm" svg:x="1.965cm" svg:y="0.131cm" draw:control="control14"/><draw:control text:anchor-type="paragraph" draw:z-index="14" draw:style-name="gr1" draw:text-style-name="P38" svg:width="1.077cm" svg:height="0.6cm" svg:x="11.936cm" svg:y="0.143cm" draw:control="control15"/></text:p>
      <text:p text:style-name="P19">Student2: <text:span text:style-name="T1"> <text:tab/><text:tab/> </text:span> Section: <text:span text:style-name="T1"> <text:tab/> </text:span> Final mark: <text:span text:style-name="T1"> <text:tab/><text:tab/> </text:span> </text:p>
      <text:p text:style-name="P18"/>
      <text:p text:style-name="P6"/>
      <text:p text:style-name="P8"><draw:control text:anchor-type="paragraph" draw:z-index="3" draw:style-name="gr1" draw:text-style-name="P38" svg:width="0.331cm" svg:height="0.32cm" svg:x="0.109cm" svg:y="0.199cm" draw:control="control4"/><text:span text:style-name="T3"></text:span><text:span text:style-name="T2"> </text:span><text:span text:style-name="T11">Q1: Answer the following questions about the ARP command:</text:span><text:span text:style-name="T10"><text:line-break/>What command would be used to display all entries in ARP cache?</text:span></text:p>
      <text:p text:style-name="P15"><draw:control text:anchor-type="paragraph" draw:z-index="4" draw:style-name="gr1" draw:text-style-name="P38" svg:width="17.745cm" svg:height="0.6cm" svg:x="0.095cm" svg:y="0.056cm" draw:control="control5"/></text:p>
      <text:p text:style-name="P10"> <text:tab/> </text:p>
      <text:p text:style-name="P36"><text:span text:style-name="T14"><text:line-break/>What command would be used to delete all ARP cache entries (flush ARP cache)?</text:span></text:p>
      <text:p text:style-name="P15"><draw:control text:anchor-type="paragraph" draw:z-index="5" draw:style-name="gr1" draw:text-style-name="P38" svg:width="17.745cm" svg:height="0.6cm" svg:x="0.095cm" svg:y="0.051cm" draw:control="control6"/></text:p>
      <text:p text:style-name="P10"> <text:tab/> </text:p>
      <text:p text:style-name="P10"><text:span text:style-name="T14"><text:line-break/>What command would be used to delete the ARP cache entry for 172.16.255.254?</text:span></text:p>
      <text:p text:style-name="P15"><draw:control text:anchor-type="paragraph" draw:z-index="15" draw:style-name="gr1" draw:text-style-name="P38" svg:width="17.745cm" svg:height="0.6cm" svg:x="0.095cm" svg:y="0.051cm" draw:control="control16"/></text:p>
      <text:p text:style-name="P10"> <text:tab/> </text:p>
      <text:p text:style-name="P10"><text:span text:style-name="T14"/></text:p>
      <text:p text:style-name="P8"><draw:control text:anchor-type="paragraph" draw:z-index="6" draw:style-name="gr1" draw:text-style-name="P38" svg:width="0.331cm" svg:height="0.32cm" svg:x="0.109cm" svg:y="0.199cm" draw:control="control7"/><draw:control text:anchor-type="paragraph" draw:z-index="2" draw:style-name="gr1" draw:text-style-name="P38" svg:width="0.331cm" svg:height="0.32cm" svg:x="0.109cm" svg:y="0.199cm" draw:control="control3"/><text:span text:style-name="T3"></text:span><text:span text:style-name="T2"> </text:span><text:span text:style-name="T11">Q2: </text:span><text:span text:style-name="T10">How long did it take for the ARP cache entry for your partner's computer to clear?</text:span></text:p>
      <text:p text:style-name="P15"><draw:control text:anchor-type="paragraph" draw:z-index="7" draw:style-name="gr1" draw:text-style-name="P38" svg:width="17.745cm" svg:height="0.6cm" svg:x="0.095cm" svg:y="0.056cm" draw:control="control8"/></text:p>
      <text:p text:style-name="P10"> <text:tab/> </text:p>
      <text:p text:style-name="P15"><draw:control text:anchor-type="paragraph" draw:z-index="8" draw:style-name="gr1" draw:text-style-name="P38" svg:width="17.745cm" svg:height="0.6cm" svg:x="0.095cm" svg:y="0.056cm" draw:control="control9"/></text:p>
      <text:p text:style-name="P10"> <text:tab/> </text:p>
      <text:p text:style-name="P14"/>
      <text:p text:style-name="P8"><draw:control text:anchor-type="paragraph" draw:z-index="10" draw:style-name="gr1" draw:text-style-name="P38" svg:width="0.331cm" svg:height="0.32cm" svg:x="0.109cm" svg:y="0.199cm" draw:control="control11"/><text:span text:style-name="T3"></text:span><text:span text:style-name="T2"> </text:span><text:span text:style-name="T11">Q3: </text:span><text:span text:style-name="T10">What is the physical address </text:span><text:span text:style-name="T7">used</text:span><text:span text:style-name="T10"> for Eagle Server?</text:span></text:p>
      <text:p text:style-name="P15"><draw:control text:anchor-type="paragraph" draw:z-index="9" draw:style-name="gr1" draw:text-style-name="P38" svg:width="17.745cm" svg:height="0.6cm" svg:x="0.095cm" svg:y="0.056cm" draw:control="control10"/></text:p>
      <text:p text:style-name="P10"> <text:tab/> </text:p>
      <text:p text:style-name="P12"/>
      <text:p text:style-name="P8"><draw:control text:anchor-type="paragraph" draw:z-index="16" draw:style-name="gr1" draw:text-style-name="P38" svg:width="0.331cm" svg:height="0.32cm" svg:x="0.109cm" svg:y="0.199cm" draw:control="control17"/><draw:control text:anchor-type="paragraph" draw:z-index="17" draw:style-name="gr1" draw:text-style-name="P38" svg:width="0.331cm" svg:height="0.32cm" svg:x="0.109cm" svg:y="0.199cm" draw:control="control18"/><text:span text:style-name="T3"></text:span><text:span text:style-name="T2"> </text:span><text:span text:style-name="T11">Q4: </text:span><text:span text:style-name="T10">Why isn't there an ARP table entry for Eagle Server? <text:s/>What devices </text:span><text:span text:style-name="T7">never</text:span><text:span text:style-name="T10"> have an entry in the ARP table?</text:span></text:p>
      <text:p text:style-name="P15"><draw:control text:anchor-type="paragraph" draw:z-index="18" draw:style-name="gr1" draw:text-style-name="P38" svg:width="17.745cm" svg:height="0.6cm" svg:x="0.095cm" svg:y="0.056cm" draw:control="control19"/></text:p>
      <text:p text:style-name="P10"> <text:tab/> </text:p>
      <text:p text:style-name="P15"><draw:control text:anchor-type="paragraph" draw:z-index="19" draw:style-name="gr1" draw:text-style-name="P38" svg:width="17.745cm" svg:height="0.6cm" svg:x="0.095cm" svg:y="0.056cm" draw:control="control20"/></text:p>
      <text:p text:style-name="P10"> <text:tab/> </text:p>
      <text:p text:style-name="P15"><draw:control text:anchor-type="paragraph" draw:z-index="20" draw:style-name="gr1" draw:text-style-name="P38" svg:width="17.745cm" svg:height="0.6cm" svg:x="0.095cm" svg:y="0.056cm" draw:control="control21"/></text:p>
      <text:p text:style-name="P10"> <text:tab/> </text:p>
      <text:p text:style-name="P15"><draw:control text:anchor-type="paragraph" draw:z-index="21" draw:style-name="gr1" draw:text-style-name="P38" svg:width="17.745cm" svg:height="0.6cm" svg:x="0.095cm" svg:y="0.056cm" draw:control="control22"/></text:p>
      <text:p text:style-name="P10"> <text:tab/> </text:p>
      <text:p text:style-name="P14"/>
      <text:p text:style-name="P8"><draw:control text:anchor-type="paragraph" draw:z-index="22" draw:style-name="gr1" draw:text-style-name="P38" svg:width="0.331cm" svg:height="0.32cm" svg:x="0.109cm" svg:y="0.199cm" draw:control="control23"/><draw:control text:anchor-type="paragraph" draw:z-index="23" draw:style-name="gr1" draw:text-style-name="P38" svg:width="0.331cm" svg:height="0.32cm" svg:x="0.109cm" svg:y="0.199cm" draw:control="control24"/><text:span text:style-name="T3"></text:span><text:span text:style-name="T2"> </text:span><text:span text:style-name="T11">Q5: </text:span><text:span text:style-name="T10">What is one layer of security that can be applied to ARP cache entries that could aid in countering ARP spoofing?</text:span></text:p>
      <text:p text:style-name="P15"><draw:control text:anchor-type="paragraph" draw:z-index="24" draw:style-name="gr1" draw:text-style-name="P38" svg:width="17.745cm" svg:height="0.6cm" svg:x="0.095cm" svg:y="0.056cm" draw:control="control25"/></text:p>
      <text:p text:style-name="P10"> <text:tab/> </text:p>
      <text:p text:style-name="P15"><draw:control text:anchor-type="paragraph" draw:z-index="25" draw:style-name="gr1" draw:text-style-name="P38" svg:width="17.745cm" svg:height="0.6cm" svg:x="0.095cm" svg:y="0.056cm" draw:control="control26"/></text:p>
      <text:p text:style-name="P10"> <text:tab/> </text:p>
      <text:p text:style-name="P15"><draw:control text:anchor-type="paragraph" draw:z-index="26" draw:style-name="gr1" draw:text-style-name="P38" svg:width="17.745cm" svg:height="0.6cm" svg:x="0.095cm" svg:y="0.056cm" draw:control="control27"/></text:p>
      <text:p text:style-name="P10"> <text:tab/> </text:p>
      <text:p text:style-name="P15"><draw:control text:anchor-type="paragraph" draw:z-index="27" draw:style-name="gr1" draw:text-style-name="P38" svg:width="17.745cm" svg:height="0.6cm" svg:x="0.095cm" svg:y="0.056cm" draw:control="control28"/></text:p>
      <text:p text:style-name="P10"> <text:tab/> </text:p>
      <text:p text:style-name="P8"><draw:control text:anchor-type="paragraph" draw:z-index="30" draw:style-name="gr1" draw:text-style-name="P38" svg:width="0.331cm" svg:height="0.32cm" svg:x="0.109cm" svg:y="0.199cm" draw:control="control31"/><text:soft-page-break/><text:span text:style-name="T3"></text:span><text:span text:style-name="T2"> </text:span>Q6: <text:span text:style-name="T12">Fill in the following table after you have successfully added the static ARP entry:</text:span></text:p>
      <text:p text:style-name="P15"><draw:control text:anchor-type="paragraph" draw:z-index="28" draw:style-name="gr1" draw:text-style-name="P38" svg:width="4.463cm" svg:height="0.6cm" svg:x="13.377cm" svg:y="0.056cm" draw:control="control29"/><draw:control text:anchor-type="paragraph" draw:z-index="29" draw:style-name="gr1" draw:text-style-name="P38" svg:width="3.798cm" svg:height="0.6cm" svg:x="4.112cm" svg:y="0.064cm" draw:control="control30"/></text:p>
      <text:p text:style-name="P11"><text:span text:style-name="T19">Type</text:span><text:span text:style-name="T22">:</text:span><text:tab/><text:span text:style-name="T1"> <text:tab/><text:tab/><text:tab/> </text:span><text:span text:style-name="T14"><text:tab/></text:span></text:p>
      <text:p text:style-name="P16"><draw:control text:anchor-type="paragraph" draw:z-index="31" draw:style-name="gr1" draw:text-style-name="P38" svg:width="5.797cm" svg:height="0.6cm" svg:x="12.044cm" svg:y="0.049cm" draw:control="control32"/><draw:control text:anchor-type="paragraph" draw:z-index="32" draw:style-name="gr1" draw:text-style-name="P38" svg:width="3.775cm" svg:height="0.6cm" svg:x="4.082cm" svg:y="0.056cm" draw:control="control33"/></text:p>
      <text:p text:style-name="P26"><text:span text:style-name="T17">IP Address</text:span>: <text:tab/><text:span text:style-name="T1"> <text:tab/><text:tab/><text:tab/> </text:span><text:span text:style-name="T14"><text:tab/> <text:s/>Physical</text:span><text:span text:style-name="T18"> Address</text:span>:<text:tab/><text:span text:style-name="T1"> <text:tab/> </text:span></text:p>
      <text:p text:style-name="P33"/>
      <text:p text:style-name="P8"><draw:control text:anchor-type="paragraph" draw:z-index="37" draw:style-name="gr1" draw:text-style-name="P38" svg:width="0.331cm" svg:height="0.32cm" svg:x="0.109cm" svg:y="0.199cm" draw:control="control38"/><text:span text:style-name="T3"></text:span><text:span text:style-name="T2"> </text:span>Q7: <text:span text:style-name="T12">Fill in the following table with information about the first and second ARP packets</text:span></text:p>
      <text:p text:style-name="P15"><draw:control text:anchor-type="paragraph" draw:z-index="33" draw:style-name="gr1" draw:text-style-name="P38" svg:width="4.463cm" svg:height="0.6cm" svg:x="13.377cm" svg:y="0.056cm" draw:control="control34"/><draw:control text:anchor-type="paragraph" draw:z-index="36" draw:style-name="gr1" draw:text-style-name="P38" svg:width="4.467cm" svg:height="0.6cm" svg:x="4.133cm" svg:y="0.064cm" draw:control="control37"/></text:p>
      <text:p text:style-name="P31"><text:span text:style-name="T17">Sender1 MAC addr</text:span>:<text:tab/><text:span text:style-name="T1"> <text:tab/><text:tab/><text:tab/> </text:span><text:span text:style-name="T14"><text:tab/></text:span><text:span text:style-name="T18">Sender1 IP address</text:span>:<text:tab/><text:span text:style-name="T1"> <text:tab/> </text:span></text:p>
      <text:p text:style-name="P16"><draw:control text:anchor-type="paragraph" draw:z-index="34" draw:style-name="gr1" draw:text-style-name="P38" svg:width="4.463cm" svg:height="0.6cm" svg:x="13.377cm" svg:y="0.049cm" draw:control="control35"/><draw:control text:anchor-type="paragraph" draw:z-index="35" draw:style-name="gr1" draw:text-style-name="P38" svg:width="4.5cm" svg:height="0.6cm" svg:x="4.082cm" svg:y="0.056cm" draw:control="control36"/></text:p>
      <text:p text:style-name="P30"><text:span text:style-name="T17">Target1 MAC addr</text:span>: <text:tab/><text:span text:style-name="T1"> <text:tab/><text:tab/><text:tab/> </text:span><text:span text:style-name="T14"><text:tab/>Target1</text:span><text:span text:style-name="T18"> IP address</text:span>:<text:tab/><text:span text:style-name="T1"> <text:tab/> </text:span></text:p>
      <text:p text:style-name="P16"><draw:control text:anchor-type="paragraph" draw:z-index="41" draw:style-name="gr1" draw:text-style-name="P38" svg:width="4.449cm" svg:height="0.6cm" svg:x="4.133cm" svg:y="0.064cm" draw:control="control42"/><draw:control text:anchor-type="paragraph" draw:z-index="38" draw:style-name="gr1" draw:text-style-name="P38" svg:width="4.463cm" svg:height="0.6cm" svg:x="13.377cm" svg:y="0.056cm" draw:control="control39"/><text:tab/></text:p>
      <text:p text:style-name="P29"><text:span text:style-name="T17">Sender2 MAC addr</text:span>:<text:tab/><text:span text:style-name="T1"> <text:tab/><text:tab/><text:tab/> </text:span><text:span text:style-name="T14"><text:tab/></text:span><text:span text:style-name="T18">Sender2 IP address</text:span>:<text:tab/><text:span text:style-name="T1"> <text:tab/> </text:span></text:p>
      <text:p text:style-name="P16"><draw:control text:anchor-type="paragraph" draw:z-index="39" draw:style-name="gr1" draw:text-style-name="P38" svg:width="4.463cm" svg:height="0.6cm" svg:x="13.377cm" svg:y="0.049cm" draw:control="control40"/><draw:control text:anchor-type="paragraph" draw:z-index="40" draw:style-name="gr1" draw:text-style-name="P38" svg:width="4.518cm" svg:height="0.6cm" svg:x="4.082cm" svg:y="0.056cm" draw:control="control41"/></text:p>
      <text:p text:style-name="P28"><text:span text:style-name="T17">Target2 MAC addr</text:span>: <text:tab/><text:span text:style-name="T1"> <text:tab/><text:tab/><text:tab/> </text:span><text:span text:style-name="T14"><text:tab/>Target2</text:span><text:span text:style-name="T18"> IP address</text:span>:<text:tab/><text:span text:style-name="T1"> <text:tab/> </text:span></text:p>
      <text:p text:style-name="P23"><text:span text:style-name="T1"/></text:p>
      <text:p text:style-name="P8"><draw:control text:anchor-type="paragraph" draw:z-index="12" draw:style-name="gr1" draw:text-style-name="P38" svg:width="0.331cm" svg:height="0.32cm" svg:x="0.109cm" svg:y="0.199cm" draw:control="control13"/><text:span text:style-name="T3"></text:span><text:span text:style-name="T2"> </text:span><text:span text:style-name="T11">Q8: </text:span><text:span text:style-name="T10">If the Ethernet II frame for an ARP request is a broadcast, why does the Target MAC address contain all </text:span><text:span text:style-name="T8">0'</text:span><text:span text:style-name="T10">s?</text:span></text:p>
      <text:p text:style-name="P15"><draw:control text:anchor-type="paragraph" draw:z-index="11" draw:style-name="gr1" draw:text-style-name="P38" svg:width="17.745cm" svg:height="0.6cm" svg:x="0.095cm" svg:y="0.056cm" draw:control="control12"/></text:p>
      <text:p text:style-name="P10"> <text:tab/> </text:p>
      <text:p text:style-name="P15"><draw:control text:anchor-type="paragraph" draw:z-index="42" draw:style-name="gr1" draw:text-style-name="P38" svg:width="17.745cm" svg:height="0.6cm" svg:x="0.095cm" svg:y="0.056cm" draw:control="control43"/></text:p>
      <text:p text:style-name="P10"> <text:tab/> </text:p>
      <text:p text:style-name="P14"/>
      <text:p text:style-name="P8"><draw:control text:anchor-type="paragraph" draw:z-index="44" draw:style-name="gr1" draw:text-style-name="P38" svg:width="0.331cm" svg:height="0.32cm" svg:x="0.109cm" svg:y="0.199cm" draw:control="control45"/><text:span text:style-name="T3"></text:span><text:span text:style-name="T2"> </text:span><text:span text:style-name="T11">Q9: </text:span><text:span text:style-name="T10">Why was there no ARP request for the ping to Eagle Server?</text:span></text:p>
      <text:p text:style-name="P15"><draw:control text:anchor-type="paragraph" draw:z-index="43" draw:style-name="gr1" draw:text-style-name="P38" svg:width="17.745cm" svg:height="0.6cm" svg:x="0.095cm" svg:y="0.056cm" draw:control="control44"/></text:p>
      <text:p text:style-name="P10"> <text:tab/> </text:p>
      <text:p text:style-name="P15"><draw:control text:anchor-type="paragraph" draw:z-index="45" draw:style-name="gr1" draw:text-style-name="P38" svg:width="17.745cm" svg:height="0.6cm" svg:x="0.095cm" svg:y="0.056cm" draw:control="control46"/></text:p>
      <text:p text:style-name="P10"> <text:tab/> </text:p>
      <text:p text:style-name="P14"/>
      <text:p text:style-name="P8"><draw:control text:anchor-type="paragraph" draw:z-index="46" draw:style-name="gr1" draw:text-style-name="P38" svg:width="0.331cm" svg:height="0.32cm" svg:x="0.109cm" svg:y="0.199cm" draw:control="control47"/><text:span text:style-name="T3"></text:span><text:span text:style-name="T2"> </text:span><text:span text:style-name="T11">Q10: </text:span><text:span text:style-name="T10">How long should the gateway mapping be stored in ARP cache on the pod host computer? <text:s/></text:span><text:span text:style-name="T7">Why</text:span><text:span text:style-name="T10">?</text:span></text:p>
      <text:p text:style-name="P15"><draw:control text:anchor-type="paragraph" draw:z-index="51" draw:style-name="gr1" draw:text-style-name="P38" svg:width="17.745cm" svg:height="0.6cm" svg:x="0.095cm" svg:y="0.056cm" draw:control="control52"/></text:p>
      <text:p text:style-name="P10"> <text:tab/> </text:p>
      <text:p text:style-name="P15"><draw:control text:anchor-type="paragraph" draw:z-index="52" draw:style-name="gr1" draw:text-style-name="P38" svg:width="17.745cm" svg:height="0.6cm" svg:x="0.095cm" svg:y="0.056cm" draw:control="control53"/></text:p>
      <text:p text:style-name="P10"> <text:tab/> </text:p>
      <text:p text:style-name="P15"><draw:control text:anchor-type="paragraph" draw:z-index="53" draw:style-name="gr1" draw:text-style-name="P38" svg:width="17.745cm" svg:height="0.6cm" svg:x="0.095cm" svg:y="0.056cm" draw:control="control54"/></text:p>
      <text:p text:style-name="P10"> <text:tab/> </text:p>
      <text:p text:style-name="P25"/>
      <text:p text:style-name="P8"><draw:control text:anchor-type="paragraph" draw:z-index="48" draw:style-name="gr1" draw:text-style-name="P38" svg:width="0.331cm" svg:height="0.32cm" svg:x="0.109cm" svg:y="0.199cm" draw:control="control49"/><text:span text:style-name="T3"></text:span><text:span text:style-name="T2"> </text:span><text:span text:style-name="T11">Q11: </text:span><text:span text:style-name="T10">What is the default aging time for VLAN 1?</text:span></text:p>
      <text:p text:style-name="P15"><draw:control text:anchor-type="paragraph" draw:z-index="47" draw:style-name="gr1" draw:text-style-name="P38" svg:width="17.745cm" svg:height="0.6cm" svg:x="0.095cm" svg:y="0.056cm" draw:control="control48"/></text:p>
      <text:p text:style-name="P10"> <text:tab/> </text:p>
      <text:p text:style-name="P15"><draw:control text:anchor-type="paragraph" draw:z-index="49" draw:style-name="gr1" draw:text-style-name="P38" svg:width="17.745cm" svg:height="0.6cm" svg:x="0.095cm" svg:y="0.056cm" draw:control="control50"/></text:p>
      <text:p text:style-name="P10"> <text:tab/> </text:p>
      <text:p text:style-name="P14"/>
      <text:p text:style-name="P8"><draw:control text:anchor-type="paragraph" draw:z-index="50" draw:style-name="gr1" draw:text-style-name="P38" svg:width="0.331cm" svg:height="0.32cm" svg:x="0.109cm" svg:y="0.199cm" draw:control="control51"/><text:span text:style-name="T3"></text:span><text:span text:style-name="T2"> </text:span><text:span text:style-name="T11">Q12: </text:span><text:span text:style-name="T10">Document the contents of the mac table.</text:span></text:p>
      <text:p text:style-name="P15"><draw:control text:anchor-type="paragraph" draw:z-index="54" draw:style-name="gr1" draw:text-style-name="P39" svg:width="17.948cm" svg:height="4.645cm" svg:x="0.15cm" svg:y="0cm" draw:control="control55"/></text:p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" style:font-adornments="Normal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ARial" svg:font-family="ARial" style:font-family-generic="swiss"/>
    <style:font-face style:name="Arial2" svg:font-family="Arial" style:font-adornments="Normal" style:font-family-generic="swiss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/>
    </style:style>
    <style:style style:name="Outline_20_1" style:display-name="Outline 1" style:family="paragraph">
      <style:paragraph-properties fo:margin-left="0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ody_20_Text_20_Indent_20_1" style:display-name="Body Text Indent 1" style:family="paragraph" style:parent-style-name="Text_20_body" style:next-style-name="Text_20_body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8.795cm" style:type="center"/>
          <style:tab-stop style:position="18.29cm" style:type="right"/>
        </style:tab-stops>
      </style:paragraph-properties>
      <style:text-properties fo:font-size="10pt" style:font-size-asian="10pt" style:font-size-complex="10pt"/>
    </style:style>
    <style:style style:name="MP2" style:family="paragraph" style:parent-style-name="Footer">
      <style:paragraph-properties>
        <style:tab-stops>
          <style:tab-stop style:position="8.795cm" style:type="center"/>
          <style:tab-stop style:position="18.323cm" style:type="right"/>
        </style:tab-stops>
      </style:paragraph-properties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3cm" fo:margin-bottom="1.251cm" fo:margin-left="1.799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ab/>CST8182 Networking Fundamentals<text:tab/>Algonquin College</text:p>
        <text:p text:style-name="MP2"><text:file-name text:display="name">Lab08_AnswerSheet</text:file-name><text:tab/>Page <text:page-number text:select-page="current">2</text:page-number>/<text:page-count>2</text:page-count><text:tab/>25/Oct/0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08T17:38:18</meta:creation-date>
    <dc:date>2009-10-25T22:33:57</dc:date>
    <meta:editing-duration>PT37H36M08S</meta:editing-duration>
    <meta:editing-cycles>284</meta:editing-cycles>
    <meta:generator>OpenOffice.org/3.0$Linux OpenOffice.org_project/300m15$Build-9379</meta:generator>
    <meta:print-date>2009-10-19T13:10:14</meta:print-date>
    <meta:document-statistic meta:table-count="0" meta:image-count="0" meta:object-count="0" meta:page-count="2" meta:paragraph-count="51" meta:word-count="298" meta:character-count="1818"/>
    <meta:user-defined meta:name="Info 1"/>
    <meta:user-defined meta:name="Info 2"/>
    <meta:user-defined meta:name="Info 3"/>
    <meta:user-defined meta:name="Info 4"/>
  </office:meta>
</office:document-meta>
</file>